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92a" officeooo:paragraph-rsid="001b392a"/>
    </style:style>
    <style:style style:name="P2" style:family="paragraph" style:parent-style-name="Standard">
      <style:text-properties fo:font-size="16pt" fo:font-weight="bold" officeooo:rsid="001b392a" officeooo:paragraph-rsid="001b392a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20pt" style:text-underline-style="solid" style:text-underline-width="auto" style:text-underline-color="font-color" fo:font-weight="bold" officeooo:rsid="001b392a" officeooo:paragraph-rsid="001b392a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.75pt" fo:font-style="normal" style:text-underline-style="none" fo:font-weight="normal" style:text-blinking="fals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style:text-blinking="false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fo:font-size="12.75pt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UCEOR</text:p>
      <text:p text:style-name="P2">Internship Subject:</text:p>
      <text:p text:style-name="P1"><text:span text:style-name="T1">Test Automation with Robot framework</text:span></text:p>
      <text:p text:style-name="P1"><text:span text:style-name="T1"/></text:p>
      <text:p text:style-name="P2"><text:span text:style-name="T3">Internship Goal:</text:span></text:p>
      <text:p text:style-name="P1"><text:span text:style-name="T1">Luceor is actively maintaining and enhancing the firmware running inside its routers. Thus, an efficient validation mechanism is crucial. In this context, the goal of this internship is to establish a test automation chain that starts by periodically compiling a firmware image, upgrading a test setup composed of on or many boards, achieving multiple tests automatically (without user intervention) that some of them will run with Selenium, and generating a test report in the form of PASS/FAIL based on obtained results and some log analysis. This work will be done mainly with Robot Framework which is a generic open source automation framework.</text:span></text:p>
      <text:p text:style-name="P1"><text:span text:style-name="T1"/></text:p>
      <text:p text:style-name="P2"><text:span text:style-name="T3">Internship Missions:</text:span></text:p>
      <text:p text:style-name="P1"><text:span text:style-name="T1">- Mastering Robot Framework<text:line-break/>- Implementation of the automatic compiling process<text:line-break/>- Upgrading boards remotely with Robot Framework<text:line-break/>- Running Robot specific tests<text:line-break/>- Running Selenium specific tests from Robot<text:line-break/>- Generate a test report based on tests achieved and on log analysis<text:line-break/>- Send report via email to a list of recipients</text:span></text:p>
      <text:p text:style-name="P1"><text:span text:style-name="T1"/></text:p>
      <text:p text:style-name="P2"><text:span text:style-name="T3">Internship Requirements.</text:span></text:p>
      <text:p text:style-name="P1"><text:span text:style-name="T1">- Engineer student: Bac +5</text:span></text:p>
      <text:p text:style-name="P1"><text:span text:style-name="T1">- Fluency with Python</text:span></text:p>
      <text:p text:style-name="P1"><text:span text:style-name="T1">- Networking knowledge is a strong plus.</text:span></text:p>
      <text:p text:style-name="P1"><text:span text:style-name="T1">- Previous experience with Robot Framework is highly apprecia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9:59:50.903932041</meta:creation-date>
    <dc:date>2024-02-05T10:05:32.832827770</dc:date>
    <meta:editing-duration>PT5M4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94" meta:character-count="1242" meta:non-whitespace-character-count="1060"/>
  </office:meta>
</office:document-meta>
</file>